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/>
        </mtd>
      </mtr>
      <mtr>
        <mtd>
          <mrow>
            <mi>A</mi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sub>
                        <mi>a</mi>
                        <mn>12</mn>
                      </msub>
                    </mtd>
                    <mtd>
                      <msub>
                        <mi>a</mi>
                        <mn>13</mn>
                      </msub>
                    </mtd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  <mtd>
                      <msub>
                        <mi>a</mi>
                        <mn>42</mn>
                      </msub>
                    </mtd>
                    <mtd>
                      <msub>
                        <mi>a</mi>
                        <mn>43</mn>
                      </msub>
                    </mtd>
                    <mtd>
                      <msub>
                        <mi>a</mi>
                        <mn>44</mn>
                      </msub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i>A</mi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sub>
                        <mi mathvariant="italic">am</mi>
                        <mn>11</mn>
                      </msub>
                    </mtd>
                    <mtd>
                      <msub>
                        <mi mathvariant="italic">am</mi>
                        <mn>12</mn>
                      </msub>
                    </mtd>
                    <mtd>
                      <msub>
                        <mi mathvariant="italic">am</mi>
                        <mn>13</mn>
                      </msub>
                    </mtd>
                    <mtd>
                      <msub>
                        <mi mathvariant="italic">am</mi>
                        <mn>14</mn>
                      </msub>
                    </mtd>
                  </mtr>
                  <mtr>
                    <mtd>
                      <mn>0</mn>
                    </mtd>
                    <mtd>
                      <msub>
                        <mi mathvariant="italic">am</mi>
                        <mn>22</mn>
                      </msub>
                    </mtd>
                    <mtd>
                      <msub>
                        <mi mathvariant="italic">am</mi>
                        <mn>23</mn>
                      </msub>
                    </mtd>
                    <mtd>
                      <msub>
                        <mi mathvariant="italic">am</mi>
                        <mn>24</mn>
                      </msub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sub>
                        <mi mathvariant="italic">am</mi>
                        <mn>33</mn>
                      </msub>
                    </mtd>
                    <mtd>
                      <msub>
                        <mi mathvariant="italic">am</mi>
                        <mn>34</mn>
                      </msub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  <mtd>
                      <msub>
                        <mi mathvariant="italic">am</mi>
                        <mn>44</mn>
                      </msub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o fence="true" stretchy="false">|</mo>
              <mrow>
                <mi>A</mi>
              </mrow>
              <mo fence="true" stretchy="false">|</mo>
            </mrow>
            <mrow>
              <mspace width="2em"/>
              <mo stretchy="false">=</mo>
              <mspace width="2em"/>
            </mrow>
            <mrow>
              <msub>
                <mi mathvariant="italic">am</mi>
                <mn>11</mn>
              </msub>
              <mo stretchy="false">⋅</mo>
              <msub>
                <mi mathvariant="italic">am</mi>
                <mn>22</mn>
              </msub>
              <mo stretchy="false">⋅</mo>
              <msub>
                <mi mathvariant="italic">am</mi>
                <mn>33</mn>
              </msub>
              <mo stretchy="false">⋅</mo>
              <msub>
                <mi mathvariant="italic">am</mi>
                <mn>44</mn>
              </msub>
            </mrow>
          </mrow>
        </mtd>
      </mtr>
    </mtable>
    <annotation encoding="StarMath 5.0">newline
newline
A~=~left[matrix{a_11 # a_12 # a_13 # a_14 ## 
                a_21 # a_22 # a_23 # a_24 ## 
                a_31 # a_32 # a_33 # a_34 ##
                a_41 # a_42 # a_43 # a_44   } right] 
newline
newline
A ~=~ left[matrix{am_11 # am_12 # am_13 # am_14 ## 
	       			 0 # am_22 # am_23 # am_24 ## 
		 	        0 # 0 # am_33 # am_34 ##
	       			 0 # 0 # 0 # am_44} right]
newline
newline
lline A rline ~=~ am_11 cdot am_22 cdot am_33 cdot am_44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6:17:06.466085699</meta:creation-date>
    <dc:date>2018-12-11T17:34:32.646135820</dc:date>
    <meta:editing-duration>PT23M33S</meta:editing-duration>
    <meta:editing-cycles>2</meta:editing-cycles>
    <meta:generator>LibreOffice/5.1.6.2$Linux_X86_64 LibreOffice_project/10m0$Build-2</meta:generator>
  </office:meta>
</office:document-meta>
</file>